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c3b33" officeooo:paragraph-rsid="001c3b33" style:font-size-asian="12.25pt" style:font-size-complex="14pt"/>
    </style:style>
    <style:style style:name="P2" style:family="paragraph" style:parent-style-name="Standard">
      <style:text-properties fo:font-size="14pt" officeooo:rsid="001c7601" officeooo:paragraph-rsid="001c7601" style:font-size-asian="12.25pt" style:font-size-complex="14pt"/>
    </style:style>
    <style:style style:name="P3" style:family="paragraph" style:parent-style-name="Standard">
      <style:text-properties fo:font-size="14pt" officeooo:rsid="001cb28f" officeooo:paragraph-rsid="001cb28f" style:font-size-asian="12.25pt" style:font-size-complex="14pt"/>
    </style:style>
    <style:style style:name="P4" style:family="paragraph" style:parent-style-name="Standard">
      <style:text-properties fo:font-size="14pt" officeooo:rsid="001cc4b9" officeooo:paragraph-rsid="001cc4b9" style:font-size-asian="12.25pt" style:font-size-complex="14pt"/>
    </style:style>
    <style:style style:name="P5" style:family="paragraph" style:parent-style-name="Standard">
      <style:text-properties fo:font-size="14pt" officeooo:rsid="001e02c3" officeooo:paragraph-rsid="001e02c3" style:font-size-asian="12.25pt" style:font-size-complex="14pt"/>
    </style:style>
    <style:style style:name="P6" style:family="paragraph" style:parent-style-name="Standard">
      <style:text-properties fo:font-size="14pt" officeooo:rsid="001e5484" officeooo:paragraph-rsid="001e5484" style:font-size-asian="12.25pt" style:font-size-complex="14pt"/>
    </style:style>
    <style:style style:name="P7" style:family="paragraph" style:parent-style-name="Standard">
      <style:text-properties fo:font-size="14pt" officeooo:rsid="001fdee0" officeooo:paragraph-rsid="001fdee0" style:font-size-asian="12.25pt" style:font-size-complex="14pt"/>
    </style:style>
    <style:style style:name="P8" style:family="paragraph" style:parent-style-name="Standard">
      <style:text-properties fo:font-size="14pt" officeooo:rsid="0020365c" officeooo:paragraph-rsid="0020365c" style:font-size-asian="12.25pt" style:font-size-complex="14pt"/>
    </style:style>
    <style:style style:name="P9" style:family="paragraph" style:parent-style-name="Standard">
      <style:text-properties fo:font-size="14pt" officeooo:rsid="0020365c" officeooo:paragraph-rsid="0020365c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float area_circle(float);</text:p>
      <text:p text:style-name="P1">int main()</text:p>
      <text:p text:style-name="P1">{</text:p>
      <text:p text:style-name="P1"><text:s text:c="4"/>float rad,area;</text:p>
      <text:p text:style-name="P1"><text:s text:c="4"/>printf("Enter radius of the circle :-");</text:p>
      <text:p text:style-name="P1"><text:s text:c="4"/>scanf("%f",&amp;rad);</text:p>
      <text:p text:style-name="P1"><text:s text:c="4"/>area=area_circle(rad);</text:p>
      <text:p text:style-name="P1"><text:s text:c="4"/>printf("The area of the circle is %.2f\n",area);</text:p>
      <text:p text:style-name="P1"><text:s text:c="4"/>return 0;</text:p>
      <text:p text:style-name="P1">}</text:p>
      <text:p text:style-name="P1">float area_circle(float r)</text:p>
      <text:p text:style-name="P1">{</text:p>
      <text:p text:style-name="P1"><text:s text:c="4"/>float a;</text:p>
      <text:p text:style-name="P1"><text:s text:c="4"/>a=(3.14)*(r*r);</text:p>
      <text:p text:style-name="P1"><text:s text:c="4"/>return a;</text:p>
      <text:p text:style-name="P1">}</text:p>
      <text:p text:style-name="P1"/>
      <text:p text:style-name="P2">2.#include&lt;stdio.h&gt;</text:p>
      <text:p text:style-name="P2">float si(float,float,float);</text:p>
      <text:p text:style-name="P2">int main()</text:p>
      <text:p text:style-name="P2">{</text:p>
      <text:p text:style-name="P2"><text:s text:c="4"/>float pri,rate,time,s;</text:p>
      <text:p text:style-name="P2"><text:s text:c="4"/>printf("Enter principal,rate and time :-");</text:p>
      <text:p text:style-name="P2"><text:s text:c="4"/>scanf("%f %f %f",&amp;pri,&amp;rate,&amp;time);</text:p>
      <text:p text:style-name="P2"><text:s text:c="4"/>s=si(pri,rate,time);</text:p>
      <text:p text:style-name="P2"><text:s text:c="4"/>printf("The simple interest is %.2f\n",s);</text:p>
      <text:p text:style-name="P2"><text:s text:c="4"/>return 0;</text:p>
      <text:p text:style-name="P2">}</text:p>
      <text:p text:style-name="P2">float si(float p,float r,float t)</text:p>
      <text:p text:style-name="P2">{</text:p>
      <text:p text:style-name="P2"><text:s text:c="4"/>float i;</text:p>
      <text:p text:style-name="P2"><text:s text:c="4"/>i=(p*r*t)/100;</text:p>
      <text:p text:style-name="P2"><text:s text:c="4"/>return i;</text:p>
      <text:p text:style-name="P2">}</text:p>
      <text:p text:style-name="P2"/>
      <text:p text:style-name="P3">3.#include&lt;stdio.h&gt;</text:p>
      <text:p text:style-name="P3">int even(int);</text:p>
      <text:p text:style-name="P3">int main()</text:p>
      <text:p text:style-name="P3">{</text:p>
      <text:p text:style-name="P3"><text:s text:c="4"/>int num,p;</text:p>
      <text:p text:style-name="P3"><text:s text:c="4"/>printf("Enter any number :- ");</text:p>
      <text:p text:style-name="P3"><text:s text:c="4"/>scanf("%d",&amp;num);</text:p>
      <text:p text:style-name="P3"><text:s text:c="4"/>p=even(num);</text:p>
      <text:p text:style-name="P3"><text:s text:c="4"/>if(p==1)</text:p>
      <text:p text:style-name="P3"><text:soft-page-break/><text:s text:c="8"/>printf("%d is even\n",num);</text:p>
      <text:p text:style-name="P3"><text:s text:c="4"/>else</text:p>
      <text:p text:style-name="P3"><text:s text:c="8"/>printf("%d is odd\n",num);</text:p>
      <text:p text:style-name="P3"><text:s text:c="4"/>return 0;</text:p>
      <text:p text:style-name="P3">}</text:p>
      <text:p text:style-name="P3">int even(int n)</text:p>
      <text:p text:style-name="P3">{</text:p>
      <text:p text:style-name="P3"><text:s text:c="4"/>int i=0;</text:p>
      <text:p text:style-name="P3"><text:s text:c="4"/>if((n&amp;1)==0)</text:p>
      <text:p text:style-name="P3"><text:s text:c="8"/>i=1;</text:p>
      <text:p text:style-name="P3"><text:s text:c="4"/>return i;</text:p>
      <text:p text:style-name="P3">}</text:p>
      <text:p text:style-name="P3"/>
      <text:p text:style-name="P4">4.#include&lt;stdio.h&gt;</text:p>
      <text:p text:style-name="P4">int natural(int);</text:p>
      <text:p text:style-name="P4">int main()</text:p>
      <text:p text:style-name="P4">{</text:p>
      <text:p text:style-name="P4"><text:s text:c="4"/>int num;</text:p>
      <text:p text:style-name="P4"><text:s text:c="4"/>printf("Enter a number :-");</text:p>
      <text:p text:style-name="P4"><text:s text:c="4"/>scanf("%d",&amp;num);</text:p>
      <text:p text:style-name="P4"><text:s text:c="4"/>natural(num);</text:p>
      <text:p text:style-name="P4"><text:s text:c="4"/>return 0;</text:p>
      <text:p text:style-name="P4">}</text:p>
      <text:p text:style-name="P4">int natural(int num)</text:p>
      <text:p text:style-name="P4">{</text:p>
      <text:p text:style-name="P4"><text:s text:c="4"/>int i;</text:p>
      <text:p text:style-name="P4"><text:s text:c="4"/>for(i=1;i&lt;=num;i++)</text:p>
      <text:p text:style-name="P4"><text:s text:c="4"/>{</text:p>
      <text:p text:style-name="P4"><text:s text:c="8"/>printf("%d\t",i);</text:p>
      <text:p text:style-name="P4"><text:s text:c="4"/>}</text:p>
      <text:p text:style-name="P4"><text:s text:c="4"/>printf("\n");</text:p>
      <text:p text:style-name="P4">}</text:p>
      <text:p text:style-name="P4"/>
      <text:p text:style-name="P5">5.#include&lt;stdio.h&gt;</text:p>
      <text:p text:style-name="P5">int odd_natural(int);</text:p>
      <text:p text:style-name="P5">int main()</text:p>
      <text:p text:style-name="P5">{</text:p>
      <text:p text:style-name="P5"><text:s text:c="4"/>int num;</text:p>
      <text:p text:style-name="P5"><text:s text:c="4"/>printf("Enter a number :-");</text:p>
      <text:p text:style-name="P5"><text:s text:c="4"/>scanf("%d",&amp;num);</text:p>
      <text:p text:style-name="P5"><text:s text:c="4"/>odd_natural(num);</text:p>
      <text:p text:style-name="P5"><text:s text:c="4"/>return 0;</text:p>
      <text:p text:style-name="P5">}</text:p>
      <text:p text:style-name="P5">int odd_natural(int num)</text:p>
      <text:p text:style-name="P5">{</text:p>
      <text:p text:style-name="P5"><text:soft-page-break/><text:s text:c="4"/>int i;</text:p>
      <text:p text:style-name="P5"><text:s text:c="4"/>for(i=1;i&lt;=num*2;i+=2)</text:p>
      <text:p text:style-name="P5"><text:s text:c="4"/>{</text:p>
      <text:p text:style-name="P5"><text:s text:c="8"/>printf("%d\t",i);</text:p>
      <text:p text:style-name="P5"><text:s text:c="4"/>}</text:p>
      <text:p text:style-name="P5"><text:s text:c="4"/>printf("\n");</text:p>
      <text:p text:style-name="P5">}</text:p>
      <text:p text:style-name="P5"/>
      <text:p text:style-name="P5">6.#include&lt;stdio.h&gt;</text:p>
      <text:p text:style-name="P5">int factorial(int);</text:p>
      <text:p text:style-name="P5">int main()</text:p>
      <text:p text:style-name="P5">{</text:p>
      <text:p text:style-name="P5"><text:s text:c="4"/>int num,f;</text:p>
      <text:p text:style-name="P5"><text:s text:c="4"/>printf("Enter any number :-");</text:p>
      <text:p text:style-name="P5"><text:s text:c="4"/>scanf("%d",&amp;num);</text:p>
      <text:p text:style-name="P5"><text:s text:c="4"/>f=factorial(num);</text:p>
      <text:p text:style-name="P5"><text:s text:c="4"/>printf("The factorial of %d is %d\n",num,f);</text:p>
      <text:p text:style-name="P5"><text:s text:c="4"/>return 0;</text:p>
      <text:p text:style-name="P5">}</text:p>
      <text:p text:style-name="P5">int factorial(int num)</text:p>
      <text:p text:style-name="P5">{</text:p>
      <text:p text:style-name="P5"><text:s text:c="4"/>int f=1,i;</text:p>
      <text:p text:style-name="P5"><text:s text:c="4"/>for(i=num;i&gt;0;i--)</text:p>
      <text:p text:style-name="P5"><text:s text:c="4"/>{</text:p>
      <text:p text:style-name="P5"><text:s text:c="8"/>f*=i;</text:p>
      <text:p text:style-name="P5"><text:s text:c="4"/>}</text:p>
      <text:p text:style-name="P5"><text:s text:c="4"/>return f;</text:p>
      <text:p text:style-name="P5">}</text:p>
      <text:p text:style-name="P5"/>
      <text:p text:style-name="P6">7.#include&lt;stdio.h&gt;</text:p>
      <text:p text:style-name="P6">int comb(int,int);</text:p>
      <text:p text:style-name="P6">int main()</text:p>
      <text:p text:style-name="P6">{</text:p>
      <text:p text:style-name="P6"><text:s text:c="4"/>int no,s,c;</text:p>
      <text:p text:style-name="P6"><text:s text:c="4"/>printf("Enter total items and number of items to <text:s/>be selected:- ");</text:p>
      <text:p text:style-name="P6"><text:s text:c="4"/>scanf("%d %d",&amp;no,&amp;s);</text:p>
      <text:p text:style-name="P6"><text:s text:c="4"/>c=comb(no,s);</text:p>
      <text:p text:style-name="P6"><text:s text:c="4"/>printf("Total combinations are %d\n",c);</text:p>
      <text:p text:style-name="P6"><text:s text:c="4"/>return 0;</text:p>
      <text:p text:style-name="P6">}</text:p>
      <text:p text:style-name="P6">int comb(int n,int r)</text:p>
      <text:p text:style-name="P6">{</text:p>
      <text:p text:style-name="P6"><text:s text:c="4"/>int i,a,b,c,com;</text:p>
      <text:p text:style-name="P6"><text:s text:c="4"/>for(i=n,a=1;i&gt;0;i--)</text:p>
      <text:p text:style-name="P6"><text:s text:c="4"/>{</text:p>
      <text:p text:style-name="P6"><text:soft-page-break/><text:s text:c="8"/>a=a*i;</text:p>
      <text:p text:style-name="P6"><text:s text:c="4"/>}</text:p>
      <text:p text:style-name="P6"><text:s text:c="4"/>for(i=r,b=1;i&gt;0;i--)</text:p>
      <text:p text:style-name="P6"><text:s text:c="4"/>{</text:p>
      <text:p text:style-name="P6"><text:s text:c="8"/>b=b*i;</text:p>
      <text:p text:style-name="P6"><text:s text:c="4"/>}</text:p>
      <text:p text:style-name="P6"><text:s text:c="4"/>for(i=n-r,c=1;i&gt;0;i--)</text:p>
      <text:p text:style-name="P6"><text:s text:c="4"/>{</text:p>
      <text:p text:style-name="P6"><text:s text:c="8"/>c=c*i;</text:p>
      <text:p text:style-name="P6"><text:s text:c="4"/>}</text:p>
      <text:p text:style-name="P6"><text:s text:c="4"/>com=a/(b*c);</text:p>
      <text:p text:style-name="P6"><text:s text:c="4"/>return com;</text:p>
      <text:p text:style-name="P6">}</text:p>
      <text:p text:style-name="P6"/>
      <text:p text:style-name="P7">8.#include&lt;stdio.h&gt;</text:p>
      <text:p text:style-name="P7">int ar(int,int);</text:p>
      <text:p text:style-name="P7">int main()</text:p>
      <text:p text:style-name="P7">{</text:p>
      <text:p text:style-name="P7"><text:s text:c="4"/>int no,items,arrange;</text:p>
      <text:p text:style-name="P7"><text:s text:c="4"/>printf("Enter total items and items to be selected :-");</text:p>
      <text:p text:style-name="P7"><text:s text:c="4"/>scanf("%d %d",&amp;no,&amp;items);</text:p>
      <text:p text:style-name="P7"><text:s text:c="4"/>arrange=ar(no,items);</text:p>
      <text:p text:style-name="P7"><text:s text:c="4"/>printf("The total no of arrangements from %d items %d selected at a time are %d\n",no,items,arrange);</text:p>
      <text:p text:style-name="P7"><text:s text:c="4"/>return 0;</text:p>
      <text:p text:style-name="P7">}</text:p>
      <text:p text:style-name="P7">int ar(int n,int r)</text:p>
      <text:p text:style-name="P7">{</text:p>
      <text:p text:style-name="P7"><text:s text:c="4"/>int i,c,nf=1,nrf=1;</text:p>
      <text:p text:style-name="P7"><text:s text:c="4"/>for(i=n;i&gt;0;i--)</text:p>
      <text:p text:style-name="P7"><text:s text:c="8"/>nf=nf*i;</text:p>
      <text:p text:style-name="P7"><text:s text:c="4"/>for(i=n-r;i&gt;0;i--)</text:p>
      <text:p text:style-name="P7"><text:s text:c="8"/>nrf=nrf*i;</text:p>
      <text:p text:style-name="P7"><text:s text:c="4"/>c=nf/nrf;</text:p>
      <text:p text:style-name="P7"><text:s text:c="4"/>return c;</text:p>
      <text:p text:style-name="P7">}</text:p>
      <text:p text:style-name="P7"/>
      <text:p text:style-name="P8">9.#include&lt;stdio.h&gt;</text:p>
      <text:p text:style-name="P8">int digcheck(int,int);</text:p>
      <text:p text:style-name="P8">int main()</text:p>
      <text:p text:style-name="P8">{</text:p>
      <text:p text:style-name="P8"><text:s text:c="4"/>int num,digit,a;</text:p>
      <text:p text:style-name="P8"><text:s text:c="4"/>printf("Enter a number and a digit :-");</text:p>
      <text:p text:style-name="P8"><text:s text:c="4"/>scanf("%d %d",&amp;num,&amp;digit);</text:p>
      <text:p text:style-name="P8"><text:s text:c="4"/>a=digcheck(num,digit);</text:p>
      <text:p text:style-name="P8"><text:soft-page-break/><text:s text:c="4"/>if(a)</text:p>
      <text:p text:style-name="P8"><text:s text:c="8"/>printf("%d contains digit %d\n",num,digit);</text:p>
      <text:p text:style-name="P8"><text:s text:c="4"/>else</text:p>
      <text:p text:style-name="P8"><text:s text:c="8"/>printf("%d does not contain digit %d\n",num,digit);</text:p>
      <text:p text:style-name="P8"><text:s text:c="4"/>return 0; <text:s text:c="3"/></text:p>
      <text:p text:style-name="P8">}</text:p>
      <text:p text:style-name="P8">int digcheck(int n,int d)</text:p>
      <text:p text:style-name="P8">{</text:p>
      <text:p text:style-name="P8"><text:s text:c="4"/>int i;</text:p>
      <text:p text:style-name="P8"><text:s text:c="4"/>for(i=1;i&gt;0;i++)</text:p>
      <text:p text:style-name="P8"><text:s text:c="4"/>{</text:p>
      <text:p text:style-name="P8"><text:s text:c="8"/>if(n==0)</text:p>
      <text:p text:style-name="P8"><text:s text:c="12"/>return 0;</text:p>
      <text:p text:style-name="P8"><text:s text:c="8"/>if(n%10==d)</text:p>
      <text:p text:style-name="P8"><text:s text:c="12"/>return 1;</text:p>
      <text:p text:style-name="P8"><text:s text:c="8"/>else</text:p>
      <text:p text:style-name="P8"><text:s text:c="12"/>n=n/10;</text:p>
      <text:p text:style-name="P8"><text:s text:c="4"/>}</text:p>
      <text:p text:style-name="P8">}</text:p>
      <text:p text:style-name="P8"/>
      <text:p text:style-name="P8">10.#include&lt;stdio.h&gt;</text:p>
      <text:p text:style-name="P8">void pf(int);</text:p>
      <text:p text:style-name="P8">int main()</text:p>
      <text:p text:style-name="P8">{</text:p>
      <text:p text:style-name="P8"><text:s text:c="4"/>int num;</text:p>
      <text:p text:style-name="P8"><text:s text:c="4"/>printf("Enter a number:- ");</text:p>
      <text:p text:style-name="P8"><text:s text:c="4"/>scanf("%d",&amp;num);</text:p>
      <text:p text:style-name="P8"><text:s text:c="4"/>pf(num);</text:p>
      <text:p text:style-name="P8"><text:s text:c="4"/>return 0;</text:p>
      <text:p text:style-name="P8">}</text:p>
      <text:p text:style-name="P8">void pf(int num)</text:p>
      <text:p text:style-name="P8">{</text:p>
      <text:p text:style-name="P8"><text:s text:c="4"/>int i;</text:p>
      <text:p text:style-name="P8"><text:s text:c="4"/>for(i=2;i&lt;=num;i++)</text:p>
      <text:p text:style-name="P8"><text:s text:c="4"/>{</text:p>
      <text:p text:style-name="P8"><text:s text:c="8"/>while(num%i==0) <text:s/></text:p>
      <text:p text:style-name="P8"><text:s text:c="8"/>{ <text:s/></text:p>
      <text:p text:style-name="P8"><text:s text:c="12"/>printf("%d ",i); <text:s/></text:p>
      <text:p text:style-name="P8"><text:s text:c="12"/>num/=i; <text:s/></text:p>
      <text:p text:style-name="P8"><text:s text:c="8"/>} <text:s/></text:p>
      <text:p text:style-name="P8"><text:s text:c="4"/>}</text:p>
      <text:p text:style-name="P8"><text:s text:c="4"/>printf("\n");</text:p>
      <text:p text:style-name="P8">}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7:49:25.745288244</meta:creation-date>
    <dc:date>2022-07-31T20:16:52.123255105</dc:date>
    <meta:editing-duration>PT4H7M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5" meta:paragraph-count="213" meta:word-count="401" meta:character-count="3460" meta:non-whitespace-character-count="2615"/>
  </office:meta>
</office:document-meta>
</file>